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60000004C832C3F0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false" fo:min-height="0.585cm" fo:min-width="1.162cm"/>
    </style:style>
    <style:style style:name="gr3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false" fo:min-height="0.585cm" fo:min-width="0cm" draw:shadow-opacity="50%"/>
    </style:style>
    <style:style style:name="gr5" style:family="graphic" style:parent-style-name="standard">
      <style:graphic-properties draw:stroke="none" draw:fill="solid" draw:fill-color="#ffffff" draw:opacity="50%" fo:min-height="0.585cm" draw:shadow-opacity="50%"/>
    </style:style>
    <style:style style:name="gr6" style:family="graphic" style:parent-style-name="standard">
      <style:graphic-properties draw:stroke="none" draw:fill="solid" draw:fill-color="#ffffff" draw:opacity="50%" fo:min-height="0.586cm" draw:shadow-opacity="50%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5pt"/>
    </style:style>
    <style:style style:name="P3" style:family="paragraph">
      <loext:graphic-properties draw:fill="solid" draw:fill-color="#ffffff" draw:opacity="50%"/>
      <style:text-properties fo:font-size="15pt"/>
    </style:style>
    <style:style style:name="P4" style:family="paragraph">
      <loext:graphic-properties draw:fill="solid" draw:fill-color="#ffffff" draw:opacity="50%"/>
      <style:text-properties fo:font-size="26pt" style:font-size-asian="26pt" style:font-size-complex="26pt"/>
    </style:style>
    <style:style style:name="P5" style:family="paragraph">
      <loext:graphic-properties draw:fill="solid" draw:fill-color="#ffffff" draw:opacity="50%"/>
      <style:text-properties fo:font-size="15pt" style:font-size-asian="15pt" style:font-size-complex="15pt"/>
    </style:style>
    <style:style style:name="P6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6.851cm" svg:height="12.638cm" draw:transform="rotate (-1.57149445849569) translate (15.19cm 2.295cm)">
          <draw:image xlink:href="Pictures/1000000000000660000004C832C3F0D1.jpg" xlink:type="simple" xlink:show="embed" xlink:actuate="onLoad">
            <text:p/>
          </draw:image>
        </draw:frame>
        <draw:frame draw:style-name="gr2" draw:text-style-name="P3" draw:layer="layout" svg:width="1.662cm" svg:height="0.839cm" svg:x="13.486cm" svg:y="5.334cm">
          <draw:text-box>
            <text:p text:style-name="P2">jump</text:p>
          </draw:text-box>
        </draw:frame>
        <draw:frame draw:style-name="gr3" draw:text-style-name="P4" draw:layer="layout" svg:width="3.918cm" svg:height="1.276cm" svg:x="6.096cm" svg:y="8.89cm">
          <draw:text-box>
            <text:p><text:span text:style-name="T1">DC “left”</text:span></text:p>
          </draw:text-box>
        </draw:frame>
        <draw:frame draw:style-name="gr3" draw:text-style-name="P4" draw:layer="layout" svg:width="4.481cm" svg:height="1.276cm" svg:x="6.166cm" svg:y="14.434cm">
          <draw:text-box>
            <text:p><text:span text:style-name="T1">DC “right”</text:span></text:p>
          </draw:text-box>
        </draw:frame>
        <draw:frame draw:style-name="gr4" draw:text-style-name="P5" draw:layer="layout" svg:width="2.207cm" svg:height="0.839cm" svg:x="12.941cm" svg:y="7.9cm">
          <draw:text-box>
            <text:p><text:span text:style-name="T2">rhev11</text:span></text:p>
          </draw:text-box>
        </draw:frame>
        <draw:frame draw:style-name="gr4" draw:text-style-name="P5" draw:layer="layout" svg:width="2.233cm" svg:height="0.839cm" svg:x="12.915cm" svg:y="8.752cm">
          <draw:text-box>
            <text:p><text:span text:style-name="T2">rhev12</text:span></text:p>
          </draw:text-box>
        </draw:frame>
        <draw:frame draw:style-name="gr5" draw:text-style-name="P5" draw:layer="layout" svg:width="2.791cm" svg:height="0.839cm" svg:x="12.357cm" svg:y="9.658cm">
          <draw:text-box>
            <text:p><text:span text:style-name="T2">gluster11</text:span></text:p>
          </draw:text-box>
        </draw:frame>
        <draw:frame draw:style-name="gr6" draw:text-style-name="P5" draw:layer="layout" svg:width="2.794cm" svg:height="0.839cm" svg:x="12.354cm" svg:y="10.914cm">
          <draw:text-box>
            <text:p><text:span text:style-name="T2">gluster12</text:span></text:p>
          </draw:text-box>
        </draw:frame>
        <draw:frame draw:style-name="gr4" draw:text-style-name="P5" draw:layer="layout" svg:width="2.207cm" svg:height="0.839cm" svg:x="12.941cm" svg:y="13.778cm">
          <draw:text-box>
            <text:p><text:span text:style-name="T2">rhev21</text:span></text:p>
          </draw:text-box>
        </draw:frame>
        <draw:frame draw:style-name="gr4" draw:text-style-name="P5" draw:layer="layout" svg:width="2.233cm" svg:height="0.839cm" svg:x="12.915cm" svg:y="14.63cm">
          <draw:text-box>
            <text:p><text:span text:style-name="T2">rhev22</text:span></text:p>
          </draw:text-box>
        </draw:frame>
        <draw:frame draw:style-name="gr6" draw:text-style-name="P5" draw:layer="layout" svg:width="2.791cm" svg:height="0.839cm" svg:x="12.357cm" svg:y="15.536cm">
          <draw:text-box>
            <text:p><text:span text:style-name="T2">gluster21</text:span></text:p>
          </draw:text-box>
        </draw:frame>
        <draw:frame draw:style-name="gr5" draw:text-style-name="P5" draw:layer="layout" svg:width="2.794cm" svg:height="0.839cm" svg:x="12.354cm" svg:y="16.793cm">
          <draw:text-box>
            <text:p><text:span text:style-name="T2">gluster22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Schreier</meta:initial-creator>
    <meta:creation-date>2016-02-05T14:08:00.900418862</meta:creation-date>
    <dc:date>2016-02-05T14:28:47.277779053</dc:date>
    <dc:creator>Markus Schreier</dc:creator>
    <meta:editing-duration>PT4M43S</meta:editing-duration>
    <meta:editing-cycles>2</meta:editing-cycles>
    <meta:generator>LibreOffice/4.4.7.2$Linux_X86_64 LibreOffice_project/40$Build-2</meta:generator>
    <meta:document-statistic meta:object-count="35"/>
  </office:meta>
</office:document-meta>
</file>